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5128" officeooo:paragraph-rsid="00165128" style:font-weight-asian="bold" style:font-weight-complex="bold"/>
    </style:style>
    <style:style style:name="P2" style:family="paragraph" style:parent-style-name="Standard">
      <style:text-properties fo:font-weight="normal" officeooo:rsid="00165128" officeooo:paragraph-rsid="00165128" style:font-weight-asian="normal" style:font-weight-complex="normal"/>
    </style:style>
    <style:style style:name="P3" style:family="paragraph" style:parent-style-name="Standard">
      <style:text-properties fo:font-weight="normal" officeooo:rsid="00175ed2" officeooo:paragraph-rsid="00175ed2" style:font-weight-asian="normal" style:font-weight-complex="normal"/>
    </style:style>
    <style:style style:name="P4" style:family="paragraph" style:parent-style-name="Standard">
      <style:text-properties fo:font-weight="normal" officeooo:rsid="001841d1" officeooo:paragraph-rsid="001841d1" style:font-weight-asian="normal" style:font-weight-complex="normal"/>
    </style:style>
    <style:style style:name="P5" style:family="paragraph" style:parent-style-name="Standard" style:list-style-name="L4">
      <style:text-properties fo:font-weight="normal" officeooo:rsid="001a1295" officeooo:paragraph-rsid="001a1295" style:font-weight-asian="normal" style:font-weight-complex="normal"/>
    </style:style>
    <style:style style:name="P6" style:family="paragraph" style:parent-style-name="Standard">
      <style:text-properties fo:font-weight="normal" officeooo:rsid="001a1295" officeooo:paragraph-rsid="001a1295" style:font-weight-asian="normal" style:font-weight-complex="normal"/>
    </style:style>
    <style:style style:name="P7" style:family="paragraph" style:parent-style-name="Standard">
      <style:text-properties fo:font-weight="bold" officeooo:rsid="00175ed2" officeooo:paragraph-rsid="00175ed2" style:font-weight-asian="bold" style:font-weight-complex="bold"/>
    </style:style>
    <style:style style:name="P8" style:family="paragraph" style:parent-style-name="Standard">
      <style:text-properties fo:font-weight="bold" officeooo:rsid="001841d1" officeooo:paragraph-rsid="001841d1" style:font-weight-asian="bold" style:font-weight-complex="bold"/>
    </style:style>
    <style:style style:name="P9" style:family="paragraph" style:parent-style-name="Standard">
      <style:text-properties fo:font-weight="bold" officeooo:rsid="001a1295" officeooo:paragraph-rsid="001a1295" style:font-weight-asian="bold" style:font-weight-complex="bold"/>
    </style:style>
    <style:style style:name="P10" style:family="paragraph" style:parent-style-name="Standard">
      <style:text-properties fo:font-weight="bold" officeooo:rsid="001a4479" officeooo:paragraph-rsid="001a4479" style:font-weight-asian="bold" style:font-weight-complex="bold"/>
    </style:style>
    <style:style style:name="P11" style:family="paragraph" style:parent-style-name="Standard">
      <style:text-properties fo:font-size="16pt" fo:font-weight="bold" officeooo:rsid="00165128" officeooo:paragraph-rsid="00165128" style:font-weight-asian="bold" style:font-weight-complex="bold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175ed2" officeooo:paragraph-rsid="00175ed2" style:font-weight-asian="bold" style:font-weight-complex="bold"/>
    </style:style>
    <style:style style:name="P13" style:family="paragraph" style:parent-style-name="Standard">
      <style:text-properties officeooo:paragraph-rsid="001a4479"/>
    </style:style>
    <style:style style:name="P14" style:family="paragraph" style:parent-style-name="Standard" style:list-style-name="L6">
      <style:text-properties officeooo:paragraph-rsid="001a4479"/>
    </style:style>
    <style:style style:name="P15" style:family="paragraph" style:parent-style-name="Standard" style:list-style-name="L6">
      <style:text-properties officeooo:rsid="001a4479" officeooo:paragraph-rsid="001a4479"/>
    </style:style>
    <style:style style:name="T1" style:family="text">
      <style:text-properties officeooo:rsid="00175ed2"/>
    </style:style>
    <style:style style:name="T2" style:family="text">
      <style:text-properties officeooo:rsid="001841d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41d1" style:font-style-asian="italic" style:font-style-complex="italic"/>
    </style:style>
    <style:style style:name="T5" style:family="text">
      <style:text-properties fo:font-style="italic" officeooo:rsid="001a1295" style:font-style-asian="italic" style:font-style-complex="italic"/>
    </style:style>
    <style:style style:name="T6" style:family="text">
      <style:text-properties fo:font-style="italic" fo:font-weight="normal" officeooo:rsid="001a1295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41d1" style:font-style-asian="normal" style:font-style-complex="normal"/>
    </style:style>
    <style:style style:name="T9" style:family="text">
      <style:text-properties fo:font-style="normal" fo:font-weight="normal" officeooo:rsid="001a4479" style:font-style-asian="normal" style:font-weight-asian="normal" style:font-style-complex="normal" style:font-weight-complex="normal"/>
    </style:style>
    <style:style style:name="T10" style:family="text">
      <style:text-properties officeooo:rsid="001a129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a447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a4479" style:font-weight-asian="normal" style:font-weight-complex="normal"/>
    </style:style>
    <style:style style:name="T15" style:family="text">
      <style:text-properties fo:font-weight="normal" officeooo:rsid="001a1295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2. </text:span>Fast Track Training Project</text:p>
      <text:p text:style-name="P1"/>
      <text:p text:style-name="P2">After completing the <text:span text:style-name="T1">Fast Training period successfully we made up groups of three to do our fast track training project. Me, Fawsan, and Fasna <text:s/>made up a group and selected a project from the “WSO2-Redmine”. We arranged a meeting with Mr. Srinath to discuss about the details. He inspired us with the project idea and gave the approval for us to continue working on the project. </text:span></text:p>
      <text:p text:style-name="P2"/>
      <text:p text:style-name="P12">Project Description</text:p>
      <text:p text:style-name="P7"/>
      <text:p text:style-name="P3">WSO2-Products, despite of having very powerful and efficient functionalities, does not consist of a killer mechanism to visualize data. This could result in potential customers to underestimate the <text:span text:style-name="T2">ultimate</text:span> <text:span text:style-name="T2">productivity</text:span> of <text:span text:style-name="T2">some of their products. Therefore a generic web tool(a </text:span><text:span text:style-name="T4">widget </text:span><text:span text:style-name="T8">as we may address) for visualizing data, without expertise knowledge on the subject, is a vital requirement. Our task, therefore, was to create a generic JavaScript library which can be used by open-source developers to draw charts. </text:span></text:p>
      <text:p text:style-name="P3"/>
      <text:p text:style-name="P10"><text:span text:style-name="T7">Getting Started</text:span></text:p>
      <text:p text:style-name="P8"><text:span text:style-name="T7"/></text:p>
      <text:p text:style-name="P4">The library will be a simple JavaScript library from a high level point of view. However <text:span text:style-name="T10">doing this without the aid of external libraries is discouraged due to 3 </text:span><text:span text:style-name="T5">mundane</text:span><text:span text:style-name="T10"> facts,</text:span></text:p>
      <text:list xml:id="list7646207599207100072" text:style-name="L4">
        <text:list-item>
          <text:p text:style-name="P5">Limited time frame</text:p>
        </text:list-item>
        <text:list-item>
          <text:p text:style-name="P5">Having to <text:span text:style-name="T3">reinvent the wheel</text:span></text:p>
        </text:list-item>
        <text:list-item>
          <text:p text:style-name="P5">Neglecting the best open-source practices.</text:p>
        </text:list-item>
      </text:list>
      <text:p text:style-name="P4"/>
      <text:p text:style-name="P6">However we have to be extra careful when selecting external libraries for a software project. We must ensure that the resource is trustworthy and able to perform the expected task. Considering all above mentioned facts, we agreed upon using <text:span text:style-name="T11">d3js</text:span> <text:span text:style-name="T12">to lay</text:span> the foundation <text:span text:style-name="T12">for</text:span> our tool.</text:p>
      <text:p text:style-name="P6"/>
      <text:p text:style-name="P9">Why d3js <text:span text:style-name="T12">over other similar libraries</text:span>?</text:p>
      <text:p text:style-name="P6"/>
      <text:p text:style-name="P13"><text:span text:style-name="T15">The term 'd3' stands for </text:span><text:span text:style-name="T6">data driven documents</text:span><text:span text:style-name="T15">. </text:span><text:span text:style-name="T14">It is a kind of low level </text:span><text:span text:style-name="T9">JavaScript</text:span><text:span text:style-name="T14"> library for manipulating documents based on data. So to answer the question, 'why d3?', </text:span></text:p>
      <text:list xml:id="list8655906964964819616" text:style-name="L6">
        <text:list-item>
          <text:p text:style-name="P14"><text:span text:style-name="T14">It provides many reusable and advanced functionalities, which would have consumed a lot of time, if attempted to write from scratch. </text:span></text:p>
        </text:list-item>
        <text:list-item>
          <text:p text:style-name="P15"><text:span text:style-name="T13">It has gained a good reputation over time, even from experts, for its strongly written code base.</text:span></text:p>
        </text:list-item>
        <text:list-item>
          <text:p text:style-name="P15"><text:span text:style-name="T13">A lot of samples are available for new developers to grasp the d3 environment.</text:span></text:p>
        </text:list-item>
        <text:list-item>
          <text:p text:style-name="P15"><text:span text:style-name="T13">Neatly written documentations are also available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6:25:28.532458187</meta:creation-date>
    <dc:date>2015-04-17T17:45:36.963191755</dc:date>
    <meta:editing-duration>PT30M42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16" meta:word-count="345" meta:character-count="2081" meta:non-whitespace-character-count="1754"/>
  </office:meta>
</office:document-meta>
</file>